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Mono L" fo:font-size="16pt" fo:font-weight="bold" officeooo:rsid="001be0b9" officeooo:paragraph-rsid="001be0b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Mono L" fo:font-size="12pt" fo:font-weight="bold" officeooo:rsid="001be0b9" officeooo:paragraph-rsid="001be0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1ce4dd" officeooo:paragraph-rsid="001ce4d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1e68a9" officeooo:paragraph-rsid="001e68a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202924" officeooo:paragraph-rsid="0020292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1f806b" officeooo:paragraph-rsid="001f806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219d8b" officeooo:paragraph-rsid="00219d8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219d8b" officeooo:paragraph-rsid="0022831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24e9bd" officeooo:paragraph-rsid="0024e9b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Nimbus Mono L" fo:font-size="12pt" fo:font-weight="normal" officeooo:rsid="0027d6d0" officeooo:paragraph-rsid="0027d6d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1ce4dd" officeooo:paragraph-rsid="001ce4d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1e68a9" officeooo:paragraph-rsid="001e68a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202924" officeooo:paragraph-rsid="0020292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1f806b" officeooo:paragraph-rsid="001f806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219d8b" officeooo:paragraph-rsid="00219d8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L" fo:font-size="12pt" fo:font-weight="bold" officeooo:rsid="0023abc0" officeooo:paragraph-rsid="0023ab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Nimbus Mono L" fo:font-size="16pt" fo:font-weight="bold" officeooo:rsid="0023abc0" officeooo:paragraph-rsid="0023abc0" style:font-size-asian="14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3abc0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Nimbus Mono L" fo:font-size="12pt" fo:font-weight="normal" officeooo:rsid="0024e9bd" officeooo:paragraph-rsid="0024e9b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4e9bd" officeooo:paragraph-rsid="0024e9bd"/>
    </style:style>
    <style:style style:name="P21" style:family="paragraph" style:parent-style-name="Standard">
      <style:paragraph-properties fo:text-align="center" style:justify-single-word="false"/>
      <style:text-properties style:font-name="Nimbus Mono L" fo:font-size="16pt" fo:font-weight="bold" officeooo:rsid="00294585" officeooo:paragraph-rsid="00294585" style:font-size-asian="16pt" style:font-weight-asian="bold" style:font-size-complex="16pt" style:font-weight-complex="bold"/>
    </style:style>
    <style:style style:name="T1" style:family="text">
      <style:text-properties style:font-name="Nimbus Mono L"/>
    </style:style>
    <style:style style:name="T2" style:family="text">
      <style:text-properties style:font-name="Nimbus Mono L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Nimbus Mono L" fo:font-size="12pt" fo:font-weight="normal" officeooo:rsid="0024e9bd" style:font-size-asian="10.5pt" style:font-weight-asian="normal" style:font-size-complex="12pt" style:font-weight-complex="normal"/>
    </style:style>
    <style:style style:name="T4" style:family="text">
      <style:text-properties style:font-name="Nimbus Mono L" fo:font-size="12pt" fo:font-weight="bold" officeooo:rsid="0023abc0" style:font-size-asian="10.5pt" style:font-weight-asian="bold" style:font-size-complex="12pt" style:font-weight-complex="bold"/>
    </style:style>
    <style:style style:name="T5" style:family="text">
      <style:text-properties style:font-name="Nimbus Mono L" officeooo:rsid="00260548"/>
    </style:style>
    <style:style style:name="T6" style:family="text">
      <style:text-properties officeooo:rsid="0022831c"/>
    </style:style>
    <style:style style:name="T7" style:family="text">
      <style:text-properties fo:font-weight="normal" officeooo:rsid="0026054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AFAEL FRANCISCO FERREIRA – 2º ANO C.C. UNESPAR</text:p>
      <text:p text:style-name="P1">Funcionais</text:p>
      <text:p text:style-name="P2">Funcionários:</text:p>
      <text:p text:style-name="P3"><text:s text:c="2"/>Gerente;</text:p>
      <text:p text:style-name="P3"><text:s text:c="2"/>Porteiro.</text:p>
      <text:p text:style-name="P11">Cadastro:</text:p>
      <text:p text:style-name="P4"><text:s text:c="2"/>Tela de cadastro(Nome, CPF, Endereço, Telefone);</text:p>
      <text:p text:style-name="P4"><text:s text:c="2"/>O cadastro será feito pelo gerente, no local.</text:p>
      <text:p text:style-name="P12">Acesso:</text:p>
      <text:p text:style-name="P4"><text:s text:c="2"/>Cada cliente terá um cartão com código de barras;</text:p>
      <text:p text:style-name="P6"><text:s text:c="2"/>O cartão será lido na entrada e na saída.</text:p>
      <text:p text:style-name="P13">Créditos:</text:p>
      <text:p text:style-name="P5"><text:s text:c="2"/>O cliente poderá colocar créditos no seu cartão utilizando cédulas ou cartão de crédito, tratando diretamente com o gerente;</text:p>
      <text:p text:style-name="P5"><text:s text:c="2"/>O gerente irá fazer a leitura do codigo do cartão, que será passado à tela, e na tela irá digitar a quantidade de crédito que será adicionada ao cartão;</text:p>
      <text:p text:style-name="P5"><text:s text:c="2"/>O comprovante deverá ser impresso, contendo a quantidade adicionada e a quantidade atual de créditos no cartão.</text:p>
      <text:p text:style-name="P14">Cobrança:</text:p>
      <text:p text:style-name="P6"><text:s text:c="2"/>Após a entrada, a cada hora será cobrada a taxa do estacionamento;</text:p>
      <text:p text:style-name="P6"><text:s text:c="2"/>A cobrança só será efetuada no cartão após o mesmo ser passado na saída do estacionamento, onde será impressso o comprovante do pagamento juntamente com as informações do cartão.</text:p>
      <text:p text:style-name="P14">Financeiro:</text:p>
      <text:p text:style-name="P5"><text:s text:c="2"/>O Gerente terá acesso às informações de pagamentos em tempo real;</text:p>
      <text:p text:style-name="P5"><text:s text:c="2"/>O Gerente deverá fazer todo o controle do recebimento de dinheiro proveniente da adição de créditos pelos clientes;</text:p>
      <text:p text:style-name="P7"><text:s text:c="2"/>Serão emitidos relatórios diários de todo a movimentação financeira feita no sistema;</text:p>
      <text:p text:style-name="P7"><text:s text:c="2"/>Somente o dono terá acesso a essas informações.</text:p>
      <text:p text:style-name="P15">Usuário:</text:p>
      <text:p text:style-name="P7"><text:s text:c="2"/>Cada usuário deverá ter um identificador único (UID), que será usado para pesquisar informações e relatórios sobre o mesmo.</text:p>
      <text:p text:style-name="P15">Controle:</text:p>
      <text:p text:style-name="P8"><text:s text:c="2"/>O sistema terá uma tela de controle, <text:span text:style-name="T6">onde será exibido as informações de pagamento em tempo real, o lucro total daquele dia, os clientes que estão usando o estacionamento no momento e a quantidade de horas que cada cliente está no estacionamento.</text:span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7">Não funcionais</text:p>
      <text:p text:style-name="P16">Servidor local:</text:p>
      <text:p text:style-name="P9">Desktop com os seguintes requisitos mínimos:</text:p>
      <text:p text:style-name="P19">Processador: 2Ghz </text:p>
      <text:p text:style-name="P19">Memória RAM: 2 GB </text:p>
      <text:p text:style-name="P19">Memória de Vídeo: 128 MB </text:p>
      <text:p text:style-name="P19">Sistema Operacional: Windows Server 2012;</text:p>
      <text:p text:style-name="P20"><text:span text:style-name="T3">D</text:span><text:span text:style-name="T2">isco rígido: 1TB;</text:span></text:p>
      <text:p text:style-name="P19">*Microsoft .NET Framework instalado.</text:p>
      <text:p text:style-name="P19"/>
      <text:p text:style-name="P16">Banco de Dados:</text:p>
      <text:p text:style-name="P9">Oracle 11G;</text:p>
      <text:p text:style-name="P10">Será instalado no servidor local.</text:p>
      <text:p text:style-name="P9"/>
      <text:p text:style-name="P16">Linguagem de programação:</text:p>
      <text:p text:style-name="P9">No Banco: MySQL;</text:p>
      <text:p text:style-name="P9">Na aplicação: C#.</text:p>
      <text:p text:style-name="P16"/>
      <text:p text:style-name="P16">Cartões:</text:p>
      <text:p text:style-name="P18"><text:span text:style-name="T4"><text:s text:c="5"/></text:span><text:span text:style-name="T1">Cartões em PVC com código de barras.</text:span></text:p>
      <text:p text:style-name="P18"/>
      <text:p text:style-name="P16">Leitores de código de barras:</text:p>
      <text:p text:style-name="P16"><text:s text:c="5"/><text:span text:style-name="T7">Elgin CCD BS313 ou superior.</text:span></text:p>
      <text:p text:style-name="P16"/>
      <text:p text:style-name="P16">Cancelas:</text:p>
      <text:p text:style-name="P16"><text:s text:c="5"/><text:span text:style-name="T7">Cancelas retas, de 3.5 metros de coprimento.</text:span></text:p>
      <text:p text:style-name="P16"/>
      <text:p text:style-name="P16">Impressoras de comprovante:</text:p>
      <text:p text:style-name="P18"><text:span text:style-name="T4"><text:s text:c="5"/></text:span><text:span text:style-name="T1">Impressora Térmica para Tickets</text:span><text:span text:style-name="T5">\</text:span><text:span text:style-name="T1">Cupom fiscal</text:span><text:span text:style-name="T5">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24:56.744191593</meta:creation-date>
    <dc:date>2016-10-18T23:57:12.181885625</dc:date>
    <meta:editing-duration>PT30M31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50" meta:word-count="352" meta:character-count="2270" meta:non-whitespace-character-count="1910"/>
  </office:meta>
</office:document-meta>
</file>